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3cm"/>
    </style:style>
    <style:style style:name="pr7" style:family="presentation" style:parent-style-name="Default-notes">
      <style:graphic-properties draw:fill-color="#ffffff" fo:min-height="13.364cm"/>
    </style:style>
    <style:style style:name="P1" style:family="paragraph">
      <style:text-properties fo:font-size="32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Zvýrazňovanie syntaxe na základe meta-modelu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Technická Univerzita v kočiciach</text:span></text:p>
            <text:p><text:span text:style-name="T1">Fakulta Elektrotechniky a Informatiky</text:span></text:p>
            <text:p><text:span text:style-name="T1"/></text:p>
            <text:p><text:span text:style-name="T1"/></text:p>
            <text:p><text:span text:style-name="T1">Matej Gagy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Úvo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plementácia jazyka a zvýrazňovania syntaxe sú dva redundantné kroky</text:p>
              </text:list-item>
              <text:list-item>
                <text:p>Pre každý editor musíme implementovať zvýrazňovanie syntaxe zvlásť</text:p>
              </text:list-item>
              <text:list-item>
                <text:p>Nástroj YajCo je vhodný pre unifikáciu týchto procesov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ieľ práce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Automatizácia zvýrazňovania syntaxe na základe meta-modelu gramatiky</text:p>
              </text:list-item>
              <text:list-item>
                <text:p>Podpora viacerých editorov</text:p>
              </text:list-item>
              <text:list-item>
                <text:p>Diskutovať pokročilejšie metódy analyzý gramatiky a využiteľnosť v nadväzujúcich práca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Metodika práce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Výber editorov a analýza ich konfiguračného formátu</text:p>
              </text:list-item>
              <text:list-item>
                <text:p>Návrh univerzálneho modelu syntaxu jazyka</text:p>
              </text:list-item>
              <text:list-item>
                <text:p>Návrh a overenie pravidiel procesu transformácie modelu pre rôzne cieľové editori</text:p>
              </text:list-item>
              <text:list-item>
                <text:p>Diskusia metód vhodných pre pokročilejšie dotazovanie a kategorizáciu regulárnych výrazov podľa pravidiel transformácie model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Výsledky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Sme schopný rozpoznať niekoľko elementov gramatiky:</text:p>
                <text:list>
                  <text:list-item>
                    <text:p>kľúčové slová</text:p>
                  </text:list-item>
                  <text:list-item>
                    <text:p>operátori, výrazy a konštanty</text:p>
                  </text:list-item>
                  <text:list-item>
                    <text:p>komentár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Výsledky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Implementovali sme šablóny konfigurácie a ošetrili rozdiely medzi editormi:</text:p>
                <text:list>
                  <text:list-item>
                    <text:p>Kate</text:p>
                    <text:list>
                      <text:list-item>
                        <text:p>KatePart component pokrýva každé IDE pre prostredie KDE)</text:p>
                      </text:list-item>
                    </text:list>
                  </text:list-item>
                  <text:list-item>
                    <text:p>Gedit</text:p>
                    <text:list>
                      <text:list-item>
                        <text:p>GSourceView component pokrýva každé IDE využívajúce GUI knižnicu GTK+ a prostredie Gnom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i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6T23:40:57</meta:creation-date>
    <dc:date>2015-06-17T02:05:20</dc:date>
    <meta:editing-duration>PT30M38S</meta:editing-duration>
    <meta:editing-cycles>3</meta:editing-cycles>
    <meta:generator>LibreOffice/4.0.2.2$Linux_X86_64 LibreOffice_project/400m0$Build-2</meta:generator>
    <meta:document-statistic meta:object-count="49"/>
  </office:meta>
</office:document-meta>
</file>